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Standard">
      <style:text-properties fo:font-size="12pt" fo:language="en" fo:country="US" style:font-size-asian="12pt" style:font-size-complex="12pt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ing_20_1" style:master-page-name="First_20_Page">
      <style:paragraph-properties style:page-number="auto"/>
      <style:text-properties officeooo:paragraph-rsid="001df445"/>
    </style:style>
    <style:style style:name="P14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officeooo:paragraph-rsid="001f2e95" style:font-name-asian="Helvetica-Bold" style:font-size-asian="15pt" style:font-weight-asian="bold" style:font-name-complex="Helvetica-Bold" style:font-size-complex="15pt" style:font-weight-complex="bold"/>
    </style:style>
    <style:style style:name="P15" style:family="paragraph" style:parent-style-name="Footer">
      <style:paragraph-properties fo:text-align="center" style:justify-single-word="false"/>
      <style:text-properties officeooo:paragraph-rsid="001f2e95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f2e95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f2e95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ca56"/>
    </style:style>
    <style:style style:name="T20" style:family="text">
      <style:text-properties officeooo:rsid="001f2e95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713091536" text:id="ct1407197130915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703193488" text:id="ct14071970319348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713090496" text:id="ct14071971309049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3" text:outline-level="1"><text:change text:change-id="ct140719713091536"/>Adopted as a 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719703193488"/><text:change-start text:change-id="ct140719713090496"/>Version History<text:change-end text:change-id="ct14071971309049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4">6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0">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officeooo:paragraph-rsid="001f2e95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1f2e95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officeooo:rsid="001f2e95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5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7T14:26:07.631399980" text:date-adjust="PT1440H00M00S">Apr 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Firmware Upgrade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</text:span><text:span text:style-name="MT13">4</text:span><text:span text:style-name="MT12">.</text:span><text:span text:style-name="MT13">3</text:span><text:span text:style-name="MT14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8H53M37S</meta:editing-duration>
    <meta:generator>LibreOffice/4.4.0.3$MacOSX_X86_64 LibreOffice_project/de093506bcdc5fafd9023ee680b8c60e3e0645d7</meta:generator>
    <dc:date>2016-02-07T14:26:07.496774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80" meta:character-count="479" meta:non-whitespace-character-count="406"/>
  </office:meta>
</office:document-meta>
</file>